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106e" officeooo:paragraph-rsid="0010106e"/>
    </style:style>
    <style:style style:name="P2" style:family="paragraph" style:parent-style-name="Standard">
      <style:text-properties officeooo:rsid="001071f0" officeooo:paragraph-rsid="001071f0"/>
    </style:style>
    <style:style style:name="T1" style:family="text">
      <style:text-properties officeooo:rsid="001071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6 questions </text:p>
      <text:p text:style-name="P1"/>
      <text:p text:style-name="P1">3.1.2</text:p>
      <text:p text:style-name="P1"/>
      <text:p text:style-name="P1">1.) 100</text:p>
      <text:p text:style-name="P1">2.) 200</text:p>
      <text:p text:style-name="P1">3.) 51</text:p>
      <text:p text:style-name="P1">4.) 13</text:p>
      <text:p text:style-name="P1">5.) 39</text:p>
      <text:p text:style-name="P1"/>
      <text:p text:style-name="P1"/>
      <text:p text:style-name="P1">3.2.1</text:p>
      <text:p text:style-name="P1"/>
      <text:p text:style-name="P1">1.) ==</text:p>
      <text:p text:style-name="P1">2.) &gt;</text:p>
      <text:p text:style-name="P1">3.) &gt;=</text:p>
      <text:p text:style-name="P1">4.) &gt;=</text:p>
      <text:p text:style-name="P1">5.) ==</text:p>
      <text:p text:style-name="P1">6.) !<text:span text:style-name="T1">=</text:span></text:p>
      <text:p text:style-name="P2">7.) !=</text:p>
      <text:p text:style-name="P2">8.) &lt;<text:line-break/>9.) ==</text:p>
      <text:p text:style-name="P2"/>
      <text:p text:style-name="P2">Assessment questions</text:p>
      <text:p text:style-name="P2">1.) 3</text:p>
      <text:p text:style-name="P2"/>
      <text:p text:style-name="P2">2.) 3</text:p>
      <text:p text:style-name="P2"/>
      <text:p text:style-name="P2">3.) Dead code is a portion of code that is used but the result is not used in the computation. It will never be reached in a code because there are other lines that prove as true first. </text:p>
      <text:p text:style-name="P2"/>
      <text:p text:style-name="P2">4.) 1</text:p>
      <text:p text:style-name="P2"/>
      <text:p text:style-name="P2">5.) The code will not print it out because the numbers will never reach that poin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17:55:20.903975199</meta:creation-date>
    <dc:date>2016-10-06T18:25:15.576022999</dc:date>
    <meta:editing-duration>PT14M44S</meta:editing-duration>
    <meta:editing-cycles>1</meta:editing-cycles>
    <meta:document-statistic meta:table-count="0" meta:image-count="0" meta:object-count="0" meta:page-count="1" meta:paragraph-count="22" meta:word-count="95" meta:character-count="416" meta:non-whitespace-character-count="340"/>
    <meta:generator>LibreOffice/4.2.8.2$Linux_X86_64 LibreOffice_project/420m0$Build-2</meta:generator>
  </office:meta>
</office:document-meta>
</file>